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7" style:family="paragraph">
      <style:paragraph-properties fo:margin-left="1.27cm" fo:margin-right="0cm" fo:margin-top="0cm" fo:margin-bottom="0.423cm" fo:line-height="115%" fo:text-align="start" fo:text-indent="-0.91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Lato1" fo:font-size="21pt" fo:letter-spacing="normal" fo:font-style="normal" style:text-underline-style="none" fo:font-weight="bold" style:font-name-asian="Lato1" style:font-size-asian="21pt" style:font-style-asian="normal" style:font-weight-asian="bold" style:font-name-complex="Lato1" style:font-size-complex="2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17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Status Report:</text:span><text:span text:style-name="T1"><text:line-break/></text:span><text:span text:style-name="T1">Compiler Project</text:span></text:p>
          </draw:text-box>
        </draw:frame>
        <draw:frame draw:name="Shape 118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Adithya Kumar O V • 111501017</text:span></text:p>
            <text:p text:style-name="P1"><text:span text:style-name="T2">Jude K Anil • 111501011</text:span></text:p>
            <text:p text:style-name="P1"><text:span text:style-name="T2"/></text:p>
          </draw:text-box>
        </draw:frame>
        <presentation:notes draw:style-name="dp2">
          <draw:page-thumbnail draw:name="Shape 114" draw:style-name="gr1" draw:layer="layout" svg:width="16.933cm" svg:height="9.524cm" svg:x="1.059cm" svg:y="1.905cm" draw:page-number="1" presentation:class="page"/>
          <draw:frame draw:name="Shape 11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-light-2" presentation:presentation-page-layout-name="AL1T0">
        <draw:custom-shape draw:name="Shape 123" draw:style-name="gr2" draw:text-style-name="P5" draw:layer="layout" svg:width="17.559cm" svg:height="1.764cm" svg:x="5.062cm" svg:y="0.595cm">
          <text:p text:style-name="P1"><text:span text:style-name="T3"><text:s text:c="7"/></text:span><text:span text:style-name="T3">What was attempte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2" draw:text-style-name="P5" draw:layer="layout" svg:width="10.357cm" svg:height="9.172cm" svg:x="1.947cm" svg:y="3.619cm">
          <text:p text:style-name="P6"><text:span text:style-name="T4">Language Specifics:</text:span></text:p>
          <text:p text:style-name="P7"><text:span text:style-name="T5">Support for int and string types</text:span></text:p>
          <text:p text:style-name="P7"><text:span text:style-name="T5">While loop, if and ifelse statements</text:span></text:p>
          <text:p text:style-name="P7"><text:span text:style-name="T5">Break, continue and return</text:span></text:p>
          <text:p text:style-name="P7"><text:span text:style-name="T5">Functions, statements and expressions involving basic arithmeti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2" draw:text-style-name="P5" draw:layer="layout" svg:width="11.544cm" svg:height="9.172cm" svg:x="12.683cm" svg:y="3.619cm">
          <text:p text:style-name="P6"><text:span text:style-name="T4">Compiler Specifics:</text:span></text:p>
          <text:p text:style-name="P7"><text:span text:style-name="T5">Lexing with bad character tolerance and printing</text:span></text:p>
          <text:p text:style-name="P7"><text:span text:style-name="T5">Parsing with ability to print error location and faulting token</text:span></text:p>
          <text:p text:style-name="P7"><text:span text:style-name="T5">Ast with position (line no, line col)embedded in the types</text:span></text:p>
          <text:p text:style-name="P7"><text:span text:style-name="T5">Javascript creation from ast with basic type checking <text:s/>and scoping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1" draw:layer="layout" svg:width="16.932cm" svg:height="9.524cm" svg:x="1.059cm" svg:y="1.905cm" draw:page-number="2" presentation:class="page"/>
          <draw:frame draw:name="Shape 12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-light-2" presentation:presentation-page-layout-name="AL1T0">
        <draw:custom-shape draw:name="Shape 130" draw:style-name="gr2" draw:text-style-name="P5" draw:layer="layout" svg:width="17.559cm" svg:height="1.764cm" svg:x="5.22cm" svg:y="0.312cm">
          <text:p text:style-name="P1"><text:span text:style-name="T3"><text:s text:c="9"/></text:span><text:span text:style-name="T3">What is acheive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2" draw:text-style-name="P5" draw:layer="layout" svg:width="21.561cm" svg:height="1.764cm" svg:x="1.632cm" svg:y="2.455cm">
          <text:p text:style-name="P7"><text:span text:style-name="T5">The language specifics were all met except for being able to return values from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2" draw:text-style-name="P5" draw:layer="layout" svg:width="23.822cm" svg:height="9.172cm" svg:x="1.385cm" svg:y="4.063cm">
          <text:p text:style-name="P6"><text:span text:style-name="T4">Compiler Specifics:</text:span></text:p>
          <text:p text:style-name="P7"><text:span text:style-name="T5">Compiles a file written in <text:s/>star to a javascript code file</text:span></text:p>
          <text:p text:style-name="P7"><text:span text:style-name="T5">Lexing with bad character tolerance and printing of bad character with line number and line column number</text:span></text:p>
          <text:p text:style-name="P7"><text:span text:style-name="T5">Line number printed on encountering parse error does not change from 1 but the error message along with the faulting token is printed</text:span></text:p>
          <text:p text:style-name="P7"><text:span text:style-name="T5">Ast with position (line no, line col)embedded in the types</text:span></text:p>
          <text:p text:style-name="P7"><text:span text:style-name="T5">Javascript creation from ast with basic type checking . Scoping is also implemented in global scop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7" draw:style-name="gr1" draw:layer="layout" svg:width="16.932cm" svg:height="9.524cm" svg:x="1.059cm" svg:y="1.905cm" draw:page-number="3" presentation:class="page"/>
          <draw:frame draw:name="Shape 12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5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6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7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58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60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2">
      <draw:frame draw:name="Shape 10" presentation:style-name="Mpr5" draw:text-style-name="MP9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"/>
    <meta:generator>LibreOfficeDev/5.1.0.3$Linux_X86_64 LibreOffice_project/</meta:generator>
  </office:meta>
</office:document-meta>
</file>